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c488f" officeooo:paragraph-rsid="002c488f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22b91" officeooo:paragraph-rsid="00109968"/>
    </style:style>
    <style:style style:name="P5" style:family="paragraph" style:parent-style-name="Title">
      <style:text-properties officeooo:rsid="00508bc7" officeooo:paragraph-rsid="00508bc7"/>
    </style:style>
    <style:style style:name="P6" style:family="paragraph" style:parent-style-name="Heading_20_1">
      <style:text-properties officeooo:rsid="000e16ed" officeooo:paragraph-rsid="000e16ed"/>
    </style:style>
    <style:style style:name="P7" style:family="paragraph" style:parent-style-name="Heading_20_1">
      <style:text-properties officeooo:rsid="001f55eb" officeooo:paragraph-rsid="001f55eb"/>
    </style:style>
    <style:style style:name="P8" style:family="paragraph" style:parent-style-name="Heading_20_1">
      <style:text-properties officeooo:rsid="0026f5be" officeooo:paragraph-rsid="0026f5b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style:font-name="Liberation Serif" fo:font-size="12pt" officeooo:rsid="0049d3fc" officeooo:paragraph-rsid="0026f5be" style:font-size-asian="10.5pt" style:font-size-complex="12pt"/>
    </style:style>
    <style:style style:name="P11" style:family="paragraph" style:parent-style-name="Heading_20_2">
      <style:text-properties officeooo:rsid="001a1540" officeooo:paragraph-rsid="0010c05b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Footer">
      <style:paragraph-properties fo:text-align="start" style:justify-single-word="false"/>
      <style:text-properties officeooo:rsid="0051f14e" officeooo:paragraph-rsid="0051f14e"/>
    </style:style>
    <style:style style:name="T1" style:family="text">
      <style:text-properties officeooo:rsid="000c7e90"/>
    </style:style>
    <style:style style:name="T2" style:family="text">
      <style:text-properties officeooo:rsid="00508bc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P5">Konvexe Hüllen</text:p>
      <text:p text:style-name="P5"><text:s/>mit “qhull”</text:p>
      <text:p text:style-name="Text_20_body"/>
      <text:p text:style-name="Subtitle">Dokumentation zur <text:span text:style-name="T2">vierten</text:span> Aufgabe im Modul</text:p>
      <text:p text:style-name="Subtitle">„Computational Geometry“</text:p>
      <text:p text:style-name="Text_20_body"/>
      <text:p text:style-name="P2">Michael Röder, <text:span text:style-name="T1">Markus Hüttner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Inhaltsverzeichnis</text:p>
          </text:index-title>
          <text:p text:style-name="P13"><text:a xlink:type="simple" xlink:href="#__RefHeading___Toc259_1795555644" text:style-name="Index_20_Link" text:visited-style-name="Index_20_Link">1. Beschreibung des Problems<text:tab/>3</text:a></text:p>
          <text:p text:style-name="P13"><text:a xlink:type="simple" xlink:href="#__RefHeading___Toc261_1795555644" text:style-name="Index_20_Link" text:visited-style-name="Index_20_Link">2. Flächenberechnung Bundesländer<text:tab/>3</text:a></text:p>
          <text:p text:style-name="P13"><text:a xlink:type="simple" xlink:href="#__RefHeading___Toc271_1795555644" text:style-name="Index_20_Link" text:visited-style-name="Index_20_Link">3. Point in Polygon Test<text:tab/>3</text:a></text:p>
          <text:p text:style-name="P13"><text:a xlink:type="simple" xlink:href="#__RefHeading___Toc283_1795555644" text:style-name="Index_20_Link" text:visited-style-name="Index_20_Link">4 Test und Ergebnis<text:tab/>3</text:a></text:p>
        </text:index-body>
      </text:table-of-content>
      <text:p text:style-name="P3"/>
      <text:h text:style-name="P9" text:outline-level="1"><text:bookmark-start text:name="__RefHeading___Toc259_1795555644"/>1. Beschreibung des Problems<text:bookmark-end text:name="__RefHeading___Toc259_1795555644"/></text:h>
      <text:p text:style-name="Text_20_body"/>
      <text:h text:style-name="P6" text:outline-level="1"><text:bookmark-start text:name="__RefHeading___Toc261_1795555644"/>2. Flächenberechnung Bundesländer<text:bookmark-end text:name="__RefHeading___Toc261_1795555644"/></text:h>
      <text:p text:style-name="P4"/>
      <text:h text:style-name="P7" text:outline-level="1"><text:bookmark-start text:name="__RefHeading___Toc271_1795555644"/>3. Point in Polygon Test<text:bookmark-end text:name="__RefHeading___Toc271_1795555644"/></text:h>
      <text:h text:style-name="P11" text:outline-level="2"/>
      <text:h text:style-name="P8" text:outline-level="1"><text:bookmark-start text:name="__RefHeading___Toc283_1795555644"/>4 Test und Ergebnis<text:bookmark-end text:name="__RefHeading___Toc283_1795555644"/></text:h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Monospace" fo:font-family="Monospace" style:font-family-generic="roman" style:font-pitch="variable" fo:font-size="10pt" officeooo:rsid="00294fa9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Liberation Serif" fo:font-family="'Liberation Serif'" style:font-family-generic="roman" style:font-pitch="variable" fo:font-size="12pt" officeooo:rsid="000ca3e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51f14e" officeooo:paragraph-rsid="0051f14e"/>
    </style:style>
    <style:style style:name="MP2" style:family="paragraph" style:parent-style-name="Footer">
      <style:paragraph-properties fo:text-align="end" style:justify-single-word="false"/>
      <style:text-properties officeooo:rsid="002c488f" officeooo:paragraph-rsid="002c48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onvexe Hüllen mit “qhull”</text:p>
        <text:p text:style-name="MP2">Seite <text:page-number text:select-page="current">3</text:page-number><text:s/>von <text:page-count>3</text:page-count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2:19:45.231161799</meta:creation-date>
    <dc:date>2018-06-13T21:45:14.062344251</dc:date>
    <meta:editing-duration>PT2H11M47S</meta:editing-duration>
    <meta:editing-cycles>63</meta:editing-cycles>
    <meta:generator>LibreOffice/6.0.3.2$Linux_X86_64 LibreOffice_project/00m0$Build-2</meta:generator>
    <meta:document-statistic meta:table-count="0" meta:image-count="0" meta:object-count="0" meta:page-count="3" meta:paragraph-count="16" meta:word-count="61" meta:character-count="395" meta:non-whitespace-character-count="348"/>
  </office:meta>
</office:document-meta>
</file>